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8pt" style:use-optimal-column-width="true"/>
    </style:style>
    <style:style style:name="ACOL-4" style:family="table-column">
      <style:table-column-properties style:column-width="70.5pt" style:use-optimal-column-width="true"/>
    </style:style>
    <style:style style:name="ACOL-5" style:family="table-column">
      <style:table-column-properties style:column-width="102.8pt" style:use-optimal-column-width="true"/>
    </style:style>
    <style:style style:name="ACOL-6" style:family="table-column">
      <style:table-column-properties style:column-width="111pt" style:use-optimal-column-width="true"/>
    </style:style>
    <style:style style:name="ACOL-7" style:family="table-column">
      <style:table-column-properties style:column-width="81pt" style:use-optimal-column-width="false"/>
    </style:style>
    <style:style style:name="ACOL-8" style:family="table-column">
      <style:table-column-properties style:column-width="96.75pt" style:use-optimal-column-width="true"/>
    </style:style>
    <style:style style:name="ACOL-9" style:family="table-column">
      <style:table-column-properties style:column-width="80.25pt" style:use-optimal-column-width="true"/>
    </style:style>
    <style:style style:name="ACOL-10" style:family="table-column">
      <style:table-column-properties style:column-width="10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6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/>
        <table:table-column table:default-cell-style-name="ACE-3" table:style-name="ACOL-3"/>
        <table:table-column table:default-cell-style-name="ACE-3" table:style-name="ACOL-0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6"/>
        <table:table-column table:default-cell-style-name="ACE-3" table:style-name="ACOL-0" table:number-columns-repeated="8"/>
        <table:table-column table:default-cell-style-name="ACE-3" table:style-name="ACOL-5"/>
        <table:table-column table:default-cell-style-name="ACE-3" table:style-name="ACOL-0" table:number-columns-repeated="2"/>
        <table:table-column table:default-cell-style-name="ACE-3" table:style-name="ACOL-7"/>
        <table:table-column table:default-cell-style-name="ACE-3" table:style-name="ACOL-0" table:number-columns-repeated="3"/>
        <table:table-column table:default-cell-style-name="ACE-3" table:style-name="ACOL-8"/>
        <table:table-column table:default-cell-style-name="ACE-3" table:style-name="ACOL-5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6" office:value-type="string">
            <text:p>Latitude</text:p>
          </table:table-cell>
          <table:table-cell table:style-name="ACE-6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U-13956</text:p>
          </table:table-cell>
          <table:table-cell table:style-name="ACE-3" table:formula="of:=ROUND([.R2]+[.S2]/60;3)" office:value-type="float" office:value="65.543000000000006">
            <text:p>65.543</text:p>
          </table:table-cell>
          <table:table-cell table:style-name="ACE-3" table:formula="of:=ROUND(-([.T2]+[.U2]/60);3)" office:value-type="float" office:value="-22.085000000000001">
            <text:p>−22.085</text:p>
          </table:table-cell>
          <table:table-cell table:style-name="ACE-3" office:value-type="float" office:value="10500">
            <text:p>1050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bulk organic material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91.599999999999994">
            <text:p>91.6</text:p>
          </table:table-cell>
          <table:table-cell table:style-name="ACE-5" office:value-type="float" office:value="0.29999999999999999">
            <text:p>0.3</text:p>
          </table:table-cell>
          <table:table-cell table:style-name="ACE-5" office:value-type="float" office:value="0.29999999999999999">
            <text:p>0.3</text:p>
          </table:table-cell>
          <table:table-cell table:style-name="ACE-3" office:value-type="string">
            <text:p>LloydEtal2009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32.561">
            <text:p>32.561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.0730000000000004">
            <text:p>5.073</text:p>
          </table:table-cell>
          <table:table-cell table:style-name="ACE-3" office:value-type="string">
            <text:p>Hrı́shóll 2</text:p>
          </table:table-cell>
          <table:table-cell table:number-columns-repeated="2" table:style-name="ACE-3"/>
          <table:table-cell table:number-columns-repeated="2" table:style-name="ACE-5"/>
          <table:table-cell table:style-name="ACE-8" table:formula="of:=(EXP([.W2]/-8033))*0.97499999999999998^2/(1+[.Y2]/1000)^2" office:value-type="float" office:value="0.95062499999999994">
            <text:p>0.9506</text:p>
          </table:table-cell>
          <table:table-cell table:style-name="ACE-7" table:formula="of:=ROUND(-8033*LN([.AA2]);0)" office:value-type="float" office:value="407">
            <text:p>407</text:p>
          </table:table-cell>
          <table:table-cell table:style-name="ACE-7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Estimated</text:p>
          </table:table-cell>
          <table:table-cell table:style-name="ACE-3" table:formula="of:=ROUND([.R3]+[.S3]/60;3)" office:value-type="float" office:value="65.540000000000006">
            <text:p>65.54</text:p>
          </table:table-cell>
          <table:table-cell table:style-name="ACE-3" table:formula="of:=ROUND(-([.T3]+[.U3]/60);3)" office:value-type="float" office:value="-22.091999999999999">
            <text:p>−22.092</text:p>
          </table:table-cell>
          <table:table-cell table:style-name="ACE-3" office:value-type="float" office:value="12185">
            <text:p>12185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bulk organic material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7.099999999999994">
            <text:p>77.1</text:p>
          </table:table-cell>
          <table:table-cell table:style-name="ACE-5" office:value-type="float" office:value="0.29999999999999999">
            <text:p>0.3</text:p>
          </table:table-cell>
          <table:table-cell table:style-name="ACE-5" office:value-type="float" office:value="0.29999999999999999">
            <text:p>0.3</text:p>
          </table:table-cell>
          <table:table-cell table:style-name="ACE-3" office:value-type="string">
            <text:p>LloydEtal2009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32.372999999999998">
            <text:p>32.373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.516">
            <text:p>5.516</text:p>
          </table:table-cell>
          <table:table-cell table:style-name="ACE-3" office:value-type="string">
            <text:p>Hrı́shóll 1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Poz-15684</text:p>
          </table:table-cell>
          <table:table-cell table:style-name="ACE-3" table:formula="of:=ROUND([.R4]+[.S4]/60;3)" office:value-type="float" office:value="65.551000000000002">
            <text:p>65.551</text:p>
          </table:table-cell>
          <table:table-cell table:style-name="ACE-3" table:formula="of:=ROUND(-([.T4]+[.U4]/60);3)" office:value-type="float" office:value="-22.105">
            <text:p>−22.105</text:p>
          </table:table-cell>
          <table:table-cell table:style-name="ACE-3" office:value-type="float" office:value="11400">
            <text:p>1140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bulk organic material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9.100000000000001">
            <text:p>49.1</text:p>
          </table:table-cell>
          <table:table-cell table:style-name="ACE-5" office:value-type="float" office:value="0.29999999999999999">
            <text:p>0.3</text:p>
          </table:table-cell>
          <table:table-cell table:style-name="ACE-5" office:value-type="float" office:value="0.29999999999999999">
            <text:p>0.3</text:p>
          </table:table-cell>
          <table:table-cell table:style-name="ACE-3" office:value-type="string">
            <text:p>LloydEtal2009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33.064">
            <text:p>33.064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6.3289999999999997">
            <text:p>6.329</text:p>
          </table:table-cell>
          <table:table-cell table:style-name="ACE-3" office:value-type="string">
            <text:p>Berufjarðarvatn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Poz-15682</text:p>
          </table:table-cell>
          <table:table-cell table:style-name="ACE-3" table:formula="of:=ROUND([.R5]+[.S5]/60;3)" office:value-type="float" office:value="65.530000000000001">
            <text:p>65.53</text:p>
          </table:table-cell>
          <table:table-cell table:style-name="ACE-3" table:formula="of:=ROUND(-([.T5]+[.U5]/60);3)" office:value-type="float" office:value="-22.077000000000002">
            <text:p>−22.077</text:p>
          </table:table-cell>
          <table:table-cell table:style-name="ACE-3" office:value-type="float" office:value="9670">
            <text:p>967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bulk organic material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8.600000000000001">
            <text:p>38.6</text:p>
          </table:table-cell>
          <table:table-cell table:style-name="ACE-5" office:value-type="float" office:value="0.29999999999999999">
            <text:p>0.3</text:p>
          </table:table-cell>
          <table:table-cell table:style-name="ACE-5" office:value-type="float" office:value="0.29999999999999999">
            <text:p>0.3</text:p>
          </table:table-cell>
          <table:table-cell table:style-name="ACE-3" office:value-type="string">
            <text:p>LloydEtal2009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31.827000000000002">
            <text:p>31.827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.6239999999999997">
            <text:p>4.624</text:p>
          </table:table-cell>
          <table:table-cell table:style-name="ACE-3" office:value-type="string">
            <text:p>Hrı́shólsvatn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U-14335</text:p>
          </table:table-cell>
          <table:table-cell table:style-name="ACE-3" table:formula="of:=ROUND([.R6]+[.S6]/60;3)" office:value-type="float" office:value="65.530000000000001">
            <text:p>65.53</text:p>
          </table:table-cell>
          <table:table-cell table:style-name="ACE-3" table:formula="of:=ROUND(-([.T6]+[.U6]/60);3)" office:value-type="float" office:value="-22.077000000000002">
            <text:p>−22.077</text:p>
          </table:table-cell>
          <table:table-cell table:style-name="ACE-3" office:value-type="float" office:value="9975">
            <text:p>9975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bulk organic material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9.100000000000001">
            <text:p>39.1</text:p>
          </table:table-cell>
          <table:table-cell table:style-name="ACE-5" office:value-type="float" office:value="0.29999999999999999">
            <text:p>0.3</text:p>
          </table:table-cell>
          <table:table-cell table:style-name="ACE-5" office:value-type="float" office:value="0.29999999999999999">
            <text:p>0.3</text:p>
          </table:table-cell>
          <table:table-cell table:style-name="ACE-3" office:value-type="string">
            <text:p>LloydEtal2009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31.827000000000002">
            <text:p>31.827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.6239999999999997">
            <text:p>4.624</text:p>
          </table:table-cell>
          <table:table-cell table:style-name="ACE-3" office:value-type="string">
            <text:p>Hrı́shólsvatn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frafellsvatn-01</text:p>
          </table:table-cell>
          <table:table-cell table:style-name="ACE-3" table:formula="of:=ROUND([.R7]+[.S7]/60;3)" office:value-type="float" office:value="65.504999999999995">
            <text:p>65.505</text:p>
          </table:table-cell>
          <table:table-cell table:style-name="ACE-3" table:formula="of:=ROUND(-([.T7]+[.U7]/60);3)" office:value-type="float" office:value="-22.045999999999999">
            <text:p>−22.046</text:p>
          </table:table-cell>
          <table:table-cell table:style-name="ACE-3" office:value-type="float" office:value="9030">
            <text:p>903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aksunarvatn tephra bracketing peat ages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2.199999999999999">
            <text:p>22.2</text:p>
          </table:table-cell>
          <table:table-cell table:style-name="ACE-5" office:value-type="float" office:value="0.29999999999999999">
            <text:p>0.3</text:p>
          </table:table-cell>
          <table:table-cell table:style-name="ACE-5" office:value-type="float" office:value="0.29999999999999999">
            <text:p>0.3</text:p>
          </table:table-cell>
          <table:table-cell table:style-name="ACE-3" office:value-type="string">
            <text:p>IngolfssonEtal1995,LloydEtal2009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30.300999999999998">
            <text:p>30.301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2.786">
            <text:p>2.786</text:p>
          </table:table-cell>
          <table:table-cell table:style-name="ACE-3" office:value-type="string">
            <text:p>Hafrafellsvatn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Poz-15683</text:p>
          </table:table-cell>
          <table:table-cell table:style-name="ACE-3" table:formula="of:=ROUND([.R8]+[.S8]/60;3)" office:value-type="float" office:value="65.444000000000003">
            <text:p>65.444</text:p>
          </table:table-cell>
          <table:table-cell table:style-name="ACE-3" table:formula="of:=ROUND(-([.T8]+[.U8]/60);3)" office:value-type="float" office:value="-22.225000000000001">
            <text:p>−22.225</text:p>
          </table:table-cell>
          <table:table-cell table:style-name="ACE-3" office:value-type="float" office:value="3135">
            <text:p>3135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bulk organic material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0.29999999999999999">
            <text:p>0.3</text:p>
          </table:table-cell>
          <table:table-cell table:style-name="ACE-5" office:value-type="float" office:value="0.29999999999999999">
            <text:p>0.3</text:p>
          </table:table-cell>
          <table:table-cell table:style-name="ACE-3" office:value-type="string">
            <text:p>LloydEtal2009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26.611999999999998">
            <text:p>26.612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13.478">
            <text:p>13.478</text:p>
          </table:table-cell>
          <table:table-cell table:style-name="ACE-3" office:value-type="string">
            <text:p>Mávavatn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U-14474</text:p>
          </table:table-cell>
          <table:table-cell table:style-name="ACE-3" table:formula="of:=ROUND([.R9]+[.S9]/60;3)" office:value-type="float" office:value="65.453999999999994">
            <text:p>65.454</text:p>
          </table:table-cell>
          <table:table-cell table:style-name="ACE-3" table:formula="of:=ROUND(-([.T9]+[.U9]/60);3)" office:value-type="float" office:value="-22.280000000000001">
            <text:p>−22.28</text:p>
          </table:table-cell>
          <table:table-cell table:style-name="ACE-3" office:value-type="float" office:value="2375">
            <text:p>2375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bulk organic material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0.29999999999999999">
            <text:p>0.3</text:p>
          </table:table-cell>
          <table:table-cell table:style-name="ACE-5" office:value-type="float" office:value="0.29999999999999999">
            <text:p>0.3</text:p>
          </table:table-cell>
          <table:table-cell table:style-name="ACE-3" office:value-type="string">
            <text:p>LloydEtal2009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27.239999999999998">
            <text:p>27.24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16.780000000000001">
            <text:p>16.78</text:p>
          </table:table-cell>
          <table:table-cell table:style-name="ACE-3" office:value-type="string">
            <text:p>Skerðingsstaðir</text:p>
          </table:table-cell>
          <table:table-cell table:number-columns-repeated="234" table:style-name="ACE-3"/>
        </table:table-row>
        <table:table-row table:style-name="AROW-0" table:number-rows-repeated="65521">
          <table:table-cell table:number-columns-repeated="256"/>
        </table:table-row>
        <table:table-row table:style-name="AROW-0" table:number-rows-repeated="6">
          <table:table-cell table:number-columns-repeated="256" table:style-name="ACE-4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2" gnm:cursor-row="6">
          <gnm:selection gnm:start-col="2" gnm:start-row="6" gnm:end-col="2" gnm:end-row="6"/>
        </gnm:selections>
      </table:table>
      <table:table table:name="original_table" table:style-name="ta-2" table:print="true">
        <office:forms form:automatic-focus="false" form:apply-design-mode="false">
          <form:form/>
        </office:forms>
        <table:table-column table:default-cell-style-name="ACE-9" table:style-name="ACOL-9"/>
        <table:table-column table:default-cell-style-name="ACE-9" table:style-name="ACOL-10"/>
        <table:table-column table:default-cell-style-name="ACE-9" table:style-name="ACOL-0" table:number-columns-repeated="8"/>
        <table:table-column table:default-cell-style-name="ACE-9" table:style-name="ACOL-0" table:number-columns-repeated="246"/>
        <table:table-row table:style-name="AROW-3">
          <table:table-cell table:style-name="ACE-9" office:value-type="string">
            <text:p>Site name</text:p>
          </table:table-cell>
          <table:table-cell table:style-name="ACE-9" office:value-type="string">
            <text:p>Lab <text:s/>code</text:p>
          </table:table-cell>
          <table:table-cell table:style-name="ACE-9" office:value-type="string">
            <text:p>Depth (cm)</text:p>
          </table:table-cell>
          <table:table-cell table:style-name="ACE-9" office:value-type="string">
            <text:p>14 C age <text:s text:c="2"/>(1s) BP</text:p>
          </table:table-cell>
          <table:table-cell table:style-name="ACE-10"/>
          <table:table-cell table:style-name="ACE-9" office:value-type="string">
            <text:p>Calibrated age <text:s text:c="2"/>(2s) BP</text:p>
          </table:table-cell>
          <table:table-cell table:style-name="ACE-9" office:value-type="string">
            <text:p>Sill altitude <text:s/>(m)</text:p>
          </table:table-cell>
          <table:table-cell table:style-name="ACE-9" office:value-type="string">
            <text:p>Reference water level</text:p>
          </table:table-cell>
          <table:table-cell table:style-name="ACE-9" office:value-type="string">
            <text:p>Indicative <text:s text:c="2"/>meaning</text:p>
          </table:table-cell>
          <table:table-cell table:style-name="ACE-9" office:value-type="string">
            <text:p>Mean sea level (m)</text:p>
          </table:table-cell>
          <table:table-cell table:number-columns-repeated="246" table:style-name="ACE-9"/>
        </table:table-row>
        <table:table-row table:style-name="AROW-1">
          <table:table-cell table:style-name="ACE-9" office:value-type="string">
            <text:p>Hrı́shóll 2</text:p>
          </table:table-cell>
          <table:table-cell table:style-name="ACE-9" office:value-type="string">
            <text:p>GU-13956</text:p>
          </table:table-cell>
          <table:table-cell table:style-name="ACE-9" office:value-type="float" office:value="290">
            <text:p>290</text:p>
          </table:table-cell>
          <table:table-cell table:style-name="ACE-9" office:value-type="float" office:value="10500">
            <text:p>10500</text:p>
          </table:table-cell>
          <table:table-cell table:style-name="ACE-9" office:value-type="float" office:value="45">
            <text:p>45</text:p>
          </table:table-cell>
          <table:table-cell table:style-name="ACE-9" office:value-type="string">
            <text:p>12 <text:s/>346–12 700</text:p>
          </table:table-cell>
          <table:table-cell table:style-name="ACE-9" office:value-type="float" office:value="94.099999999999994">
            <text:p>94.1</text:p>
          </table:table-cell>
          <table:table-cell table:style-name="ACE-9" office:value-type="string">
            <text:p>&gt;HAT</text:p>
          </table:table-cell>
          <table:table-cell table:style-name="ACE-9" office:value-type="float" office:value="2.5">
            <text:p>2.5</text:p>
          </table:table-cell>
          <table:table-cell table:style-name="ACE-9" office:value-type="string">
            <text:p>&lt;91.6</text:p>
          </table:table-cell>
          <table:table-cell table:number-columns-repeated="246" table:style-name="ACE-9"/>
        </table:table-row>
        <table:table-row table:style-name="AROW-1">
          <table:table-cell table:style-name="ACE-9" office:value-type="string">
            <text:p>Hrı́shóll 1</text:p>
          </table:table-cell>
          <table:table-cell table:style-name="ACE-9" office:value-type="string">
            <text:p>Poz-16111</text:p>
          </table:table-cell>
          <table:table-cell table:style-name="ACE-9" office:value-type="float" office:value="536">
            <text:p>536</text:p>
          </table:table-cell>
          <table:table-cell table:style-name="ACE-9" office:value-type="float" office:value="14340">
            <text:p>14340</text:p>
          </table:table-cell>
          <table:table-cell table:style-name="ACE-9" office:value-type="float" office:value="150">
            <text:p>150</text:p>
          </table:table-cell>
          <table:table-cell table:style-name="ACE-9" office:value-type="string">
            <text:p>16 <text:s/>615–17 828</text:p>
          </table:table-cell>
          <table:table-cell table:style-name="ACE-9" office:value-type="float" office:value="79.099999999999994">
            <text:p>79.1</text:p>
          </table:table-cell>
          <table:table-cell table:number-columns-repeated="249" table:style-name="ACE-9"/>
        </table:table-row>
        <table:table-row table:style-name="AROW-1">
          <table:table-cell table:style-name="ACE-9" office:value-type="string">
            <text:p>Hrı́shóll 1</text:p>
          </table:table-cell>
          <table:table-cell table:style-name="ACE-9" office:value-type="string">
            <text:p>Poz-22626</text:p>
          </table:table-cell>
          <table:table-cell table:style-name="ACE-9" office:value-type="float" office:value="521">
            <text:p>521</text:p>
          </table:table-cell>
          <table:table-cell table:style-name="ACE-9" office:value-type="float" office:value="10950">
            <text:p>10950</text:p>
          </table:table-cell>
          <table:table-cell table:style-name="ACE-9" office:value-type="float" office:value="100">
            <text:p>100</text:p>
          </table:table-cell>
          <table:table-cell table:style-name="ACE-9" office:value-type="string">
            <text:p>12 <text:s/>808–13 084</text:p>
          </table:table-cell>
          <table:table-cell table:style-name="ACE-9" office:value-type="float" office:value="79.099999999999994">
            <text:p>79.1</text:p>
          </table:table-cell>
          <table:table-cell table:number-columns-repeated="249" table:style-name="ACE-9"/>
        </table:table-row>
        <table:table-row table:style-name="AROW-1">
          <table:table-cell table:style-name="ACE-9" office:value-type="string">
            <text:p>Hrı́shóll 1</text:p>
          </table:table-cell>
          <table:table-cell table:style-name="ACE-9" office:value-type="string">
            <text:p>Saksunarvatn tephra</text:p>
          </table:table-cell>
          <table:table-cell table:style-name="ACE-9" office:value-type="float" office:value="479">
            <text:p>479</text:p>
          </table:table-cell>
          <table:table-cell table:style-name="ACE-9" office:value-type="float" office:value="9030">
            <text:p>9030</text:p>
          </table:table-cell>
          <table:table-cell table:style-name="ACE-9" office:value-type="float" office:value="110">
            <text:p>110</text:p>
          </table:table-cell>
          <table:table-cell table:style-name="ACE-9" office:value-type="string">
            <text:p>9 <text:s/>857–10 439</text:p>
          </table:table-cell>
          <table:table-cell table:number-columns-repeated="250" table:style-name="ACE-9"/>
        </table:table-row>
        <table:table-row table:style-name="AROW-1">
          <table:table-cell table:style-name="ACE-9" office:value-type="string">
            <text:p>Hrı́shóll 1</text:p>
          </table:table-cell>
          <table:table-cell table:style-name="ACE-9" office:value-type="string">
            <text:p>Estimated</text:p>
          </table:table-cell>
          <table:table-cell table:style-name="ACE-9" office:value-type="float" office:value="548">
            <text:p>548</text:p>
          </table:table-cell>
          <table:table-cell table:style-name="ACE-9" office:value-type="float" office:value="12185">
            <text:p>12185</text:p>
          </table:table-cell>
          <table:table-cell table:style-name="ACE-9" office:value-type="float" office:value="100">
            <text:p>100</text:p>
          </table:table-cell>
          <table:table-cell table:style-name="ACE-9" office:value-type="string">
            <text:p>13 <text:s/>785–14 463</text:p>
          </table:table-cell>
          <table:table-cell table:style-name="ACE-9" office:value-type="float" office:value="79.099999999999994">
            <text:p>79.1</text:p>
          </table:table-cell>
          <table:table-cell table:style-name="ACE-9" office:value-type="string">
            <text:p>MHWST</text:p>
          </table:table-cell>
          <table:table-cell table:style-name="ACE-9" office:value-type="float" office:value="2">
            <text:p>2</text:p>
          </table:table-cell>
          <table:table-cell table:style-name="ACE-9" office:value-type="float" office:value="77.099999999999994">
            <text:p>77.1</text:p>
          </table:table-cell>
          <table:table-cell table:number-columns-repeated="246" table:style-name="ACE-9"/>
        </table:table-row>
        <table:table-row table:style-name="AROW-1">
          <table:table-cell table:style-name="ACE-9" office:value-type="string">
            <text:p>Berufjarðarvatn</text:p>
          </table:table-cell>
          <table:table-cell table:style-name="ACE-9" office:value-type="string">
            <text:p>Poz-15684</text:p>
          </table:table-cell>
          <table:table-cell table:style-name="ACE-9" office:value-type="float" office:value="401">
            <text:p>401</text:p>
          </table:table-cell>
          <table:table-cell table:style-name="ACE-9" office:value-type="float" office:value="11400">
            <text:p>11400</text:p>
          </table:table-cell>
          <table:table-cell table:style-name="ACE-9" office:value-type="float" office:value="90">
            <text:p>90</text:p>
          </table:table-cell>
          <table:table-cell table:style-name="ACE-9" office:value-type="string">
            <text:p>13 <text:s/>106–13 421</text:p>
          </table:table-cell>
          <table:table-cell table:style-name="ACE-9" office:value-type="float" office:value="51.100000000000001">
            <text:p>51.1</text:p>
          </table:table-cell>
          <table:table-cell table:style-name="ACE-9" office:value-type="string">
            <text:p>MHWST</text:p>
          </table:table-cell>
          <table:table-cell table:style-name="ACE-9" office:value-type="float" office:value="2">
            <text:p>2</text:p>
          </table:table-cell>
          <table:table-cell table:style-name="ACE-9" office:value-type="float" office:value="49.100000000000001">
            <text:p>49.1</text:p>
          </table:table-cell>
          <table:table-cell table:number-columns-repeated="246" table:style-name="ACE-9"/>
        </table:table-row>
        <table:table-row table:style-name="AROW-1">
          <table:table-cell table:style-name="ACE-9" office:value-type="string">
            <text:p>Hrı́shólsvatn</text:p>
          </table:table-cell>
          <table:table-cell table:style-name="ACE-9" office:value-type="string">
            <text:p>Saksunarvatn tephra</text:p>
          </table:table-cell>
          <table:table-cell table:style-name="ACE-9" office:value-type="float" office:value="421">
            <text:p>421</text:p>
          </table:table-cell>
          <table:table-cell table:style-name="ACE-9" office:value-type="float" office:value="9030">
            <text:p>9030</text:p>
          </table:table-cell>
          <table:table-cell table:style-name="ACE-9" office:value-type="float" office:value="110">
            <text:p>110</text:p>
          </table:table-cell>
          <table:table-cell table:style-name="ACE-9" office:value-type="string">
            <text:p>9 <text:s/>857–10 439</text:p>
          </table:table-cell>
          <table:table-cell table:number-columns-repeated="250" table:style-name="ACE-9"/>
        </table:table-row>
        <table:table-row table:style-name="AROW-1">
          <table:table-cell table:style-name="ACE-9" office:value-type="string">
            <text:p>Hrı́shólsvatn</text:p>
          </table:table-cell>
          <table:table-cell table:style-name="ACE-9" office:value-type="string">
            <text:p>Poz-15682</text:p>
          </table:table-cell>
          <table:table-cell table:style-name="ACE-9" office:value-type="float" office:value="431">
            <text:p>431</text:p>
          </table:table-cell>
          <table:table-cell table:style-name="ACE-9" office:value-type="float" office:value="9670">
            <text:p>9670</text:p>
          </table:table-cell>
          <table:table-cell table:style-name="ACE-9" office:value-type="float" office:value="60">
            <text:p>60</text:p>
          </table:table-cell>
          <table:table-cell table:style-name="ACE-9" office:value-type="string">
            <text:p>11 <text:s/>060–11 215</text:p>
          </table:table-cell>
          <table:table-cell table:style-name="ACE-9" office:value-type="float" office:value="41.100000000000001">
            <text:p>41.1</text:p>
          </table:table-cell>
          <table:table-cell table:style-name="ACE-9" office:value-type="string">
            <text:p>&gt;HAT</text:p>
          </table:table-cell>
          <table:table-cell table:style-name="ACE-9" office:value-type="float" office:value="2.5">
            <text:p>2.5</text:p>
          </table:table-cell>
          <table:table-cell table:style-name="ACE-9" office:value-type="float" office:value="38.600000000000001">
            <text:p>38.6</text:p>
          </table:table-cell>
          <table:table-cell table:number-columns-repeated="246" table:style-name="ACE-9"/>
        </table:table-row>
        <table:table-row table:style-name="AROW-1">
          <table:table-cell table:style-name="ACE-9" office:value-type="string">
            <text:p>Hrı́shólsvatn</text:p>
          </table:table-cell>
          <table:table-cell table:style-name="ACE-9" office:value-type="string">
            <text:p>GU-14335</text:p>
          </table:table-cell>
          <table:table-cell table:style-name="ACE-9" office:value-type="float" office:value="433">
            <text:p>433</text:p>
          </table:table-cell>
          <table:table-cell table:style-name="ACE-9" office:value-type="float" office:value="9975">
            <text:p>9975</text:p>
          </table:table-cell>
          <table:table-cell table:style-name="ACE-9" office:value-type="float" office:value="45">
            <text:p>45</text:p>
          </table:table-cell>
          <table:table-cell table:style-name="ACE-9" office:value-type="string">
            <text:p>11 <text:s/>254–11 620</text:p>
          </table:table-cell>
          <table:table-cell table:style-name="ACE-9" office:value-type="float" office:value="41.100000000000001">
            <text:p>41.1</text:p>
          </table:table-cell>
          <table:table-cell table:style-name="ACE-9" office:value-type="string">
            <text:p>MHWST</text:p>
          </table:table-cell>
          <table:table-cell table:style-name="ACE-9" office:value-type="float" office:value="2">
            <text:p>2</text:p>
          </table:table-cell>
          <table:table-cell table:style-name="ACE-9" office:value-type="float" office:value="39.100000000000001">
            <text:p>39.1</text:p>
          </table:table-cell>
          <table:table-cell table:number-columns-repeated="246" table:style-name="ACE-9"/>
        </table:table-row>
        <table:table-row table:style-name="AROW-1">
          <table:table-cell table:style-name="ACE-9" office:value-type="string">
            <text:p>Hafrafellsvatn</text:p>
          </table:table-cell>
          <table:table-cell table:style-name="ACE-9" office:value-type="string">
            <text:p>GU-14336</text:p>
          </table:table-cell>
          <table:table-cell table:style-name="ACE-9" office:value-type="float" office:value="395">
            <text:p>395</text:p>
          </table:table-cell>
          <table:table-cell table:style-name="ACE-9" office:value-type="float" office:value="11690">
            <text:p>11690</text:p>
          </table:table-cell>
          <table:table-cell table:style-name="ACE-9" office:value-type="float" office:value="40">
            <text:p>40</text:p>
          </table:table-cell>
          <table:table-cell table:style-name="ACE-9" office:value-type="string">
            <text:p>13 <text:s/>416–13 673</text:p>
          </table:table-cell>
          <table:table-cell table:style-name="ACE-9" office:value-type="float" office:value="24.699999999999999">
            <text:p>24.7</text:p>
          </table:table-cell>
          <table:table-cell table:style-name="ACE-9" office:value-type="string">
            <text:p>MHWST</text:p>
          </table:table-cell>
          <table:table-cell table:style-name="ACE-9" office:value-type="float" office:value="2">
            <text:p>2</text:p>
          </table:table-cell>
          <table:table-cell table:number-columns-repeated="247" table:style-name="ACE-9"/>
        </table:table-row>
        <table:table-row table:style-name="AROW-1">
          <table:table-cell table:style-name="ACE-9" office:value-type="string">
            <text:p>Hafrafellsvatn</text:p>
          </table:table-cell>
          <table:table-cell table:style-name="ACE-9" office:value-type="string">
            <text:p>Poz-15813</text:p>
          </table:table-cell>
          <table:table-cell table:style-name="ACE-9" office:value-type="float" office:value="398">
            <text:p>398</text:p>
          </table:table-cell>
          <table:table-cell table:style-name="ACE-9" office:value-type="float" office:value="11730">
            <text:p>11730</text:p>
          </table:table-cell>
          <table:table-cell table:style-name="ACE-9" office:value-type="float" office:value="70">
            <text:p>70</text:p>
          </table:table-cell>
          <table:table-cell table:style-name="ACE-9" office:value-type="string">
            <text:p>13 <text:s/>414–13 746</text:p>
          </table:table-cell>
          <table:table-cell table:style-name="ACE-9" office:value-type="float" office:value="24.699999999999999">
            <text:p>24.7</text:p>
          </table:table-cell>
          <table:table-cell table:style-name="ACE-9" office:value-type="string">
            <text:p>HAT</text:p>
          </table:table-cell>
          <table:table-cell table:style-name="ACE-9" office:value-type="float" office:value="2.5">
            <text:p>2.5</text:p>
          </table:table-cell>
          <table:table-cell table:number-columns-repeated="247" table:style-name="ACE-9"/>
        </table:table-row>
        <table:table-row table:style-name="AROW-1">
          <table:table-cell table:style-name="ACE-9" office:value-type="string">
            <text:p>Hafrafellsvatn</text:p>
          </table:table-cell>
          <table:table-cell table:style-name="ACE-9" office:value-type="string">
            <text:p>Saksunarvatn tephra</text:p>
          </table:table-cell>
          <table:table-cell table:style-name="ACE-9" office:value-type="float" office:value="374">
            <text:p>374</text:p>
          </table:table-cell>
          <table:table-cell table:style-name="ACE-9" office:value-type="float" office:value="9030">
            <text:p>9030</text:p>
          </table:table-cell>
          <table:table-cell table:style-name="ACE-9" office:value-type="float" office:value="110">
            <text:p>110</text:p>
          </table:table-cell>
          <table:table-cell table:style-name="ACE-9" office:value-type="string">
            <text:p>9 <text:s/>857–10 439</text:p>
          </table:table-cell>
          <table:table-cell table:style-name="ACE-9" office:value-type="float" office:value="24.699999999999999">
            <text:p>24.7</text:p>
          </table:table-cell>
          <table:table-cell table:style-name="ACE-9" office:value-type="string">
            <text:p>&gt;HAT</text:p>
          </table:table-cell>
          <table:table-cell table:style-name="ACE-9" office:value-type="float" office:value="2.5">
            <text:p>2.5</text:p>
          </table:table-cell>
          <table:table-cell table:style-name="ACE-9" office:value-type="float" office:value="22.199999999999999">
            <text:p>22.2</text:p>
          </table:table-cell>
          <table:table-cell table:number-columns-repeated="246" table:style-name="ACE-9"/>
        </table:table-row>
        <table:table-row table:style-name="AROW-1">
          <table:table-cell table:style-name="ACE-9" office:value-type="string">
            <text:p>Mávavatn</text:p>
          </table:table-cell>
          <table:table-cell table:style-name="ACE-9" office:value-type="string">
            <text:p>Poz-15683</text:p>
          </table:table-cell>
          <table:table-cell table:style-name="ACE-9" office:value-type="float" office:value="14">
            <text:p>14</text:p>
          </table:table-cell>
          <table:table-cell table:style-name="ACE-9" office:value-type="float" office:value="3135">
            <text:p>3135</text:p>
          </table:table-cell>
          <table:table-cell table:style-name="ACE-9" office:value-type="float" office:value="35">
            <text:p>35</text:p>
          </table:table-cell>
          <table:table-cell table:style-name="ACE-9" office:value-type="string">
            <text:p>3 <text:s/>319–3 444</text:p>
          </table:table-cell>
          <table:table-cell table:style-name="ACE-9" office:value-type="float" office:value="3">
            <text:p>3</text:p>
          </table:table-cell>
          <table:table-cell table:style-name="ACE-9" office:value-type="string">
            <text:p>MHWST</text:p>
          </table:table-cell>
          <table:table-cell table:style-name="ACE-9" office:value-type="float" office:value="2">
            <text:p>2</text:p>
          </table:table-cell>
          <table:table-cell table:style-name="ACE-9" office:value-type="float" office:value="1">
            <text:p>1</text:p>
          </table:table-cell>
          <table:table-cell table:number-columns-repeated="246" table:style-name="ACE-9"/>
        </table:table-row>
        <table:table-row table:style-name="AROW-1">
          <table:table-cell table:style-name="ACE-9" office:value-type="string">
            <text:p>Skerðingsstaðir</text:p>
          </table:table-cell>
          <table:table-cell table:style-name="ACE-9" office:value-type="string">
            <text:p>GU-14474</text:p>
          </table:table-cell>
          <table:table-cell table:style-name="ACE-9" office:value-type="float" office:value="145">
            <text:p>145</text:p>
          </table:table-cell>
          <table:table-cell table:style-name="ACE-9" office:value-type="float" office:value="2375">
            <text:p>2375</text:p>
          </table:table-cell>
          <table:table-cell table:style-name="ACE-9" office:value-type="float" office:value="35">
            <text:p>35</text:p>
          </table:table-cell>
          <table:table-cell table:style-name="ACE-9" office:value-type="string">
            <text:p>2 <text:s/>337–2 490</text:p>
          </table:table-cell>
          <table:table-cell table:style-name="ACE-9" office:value-type="float" office:value="3">
            <text:p>3</text:p>
          </table:table-cell>
          <table:table-cell table:style-name="ACE-9" office:value-type="string">
            <text:p>MHWST</text:p>
          </table:table-cell>
          <table:table-cell table:style-name="ACE-9" office:value-type="float" office:value="2">
            <text:p>2</text:p>
          </table:table-cell>
          <table:table-cell table:style-name="ACE-9" office:value-type="float" office:value="1">
            <text:p>1</text:p>
          </table:table-cell>
          <table:table-cell table:number-columns-repeated="246" table:style-name="ACE-9"/>
        </table:table-row>
        <table:table-row table:style-name="AROW-0" table:number-rows-repeated="65521">
          <table:table-cell table:number-columns-repeated="256"/>
        </table:table-row>
        <table:named-expressions>
          <table:named-expression table:name="Sheet_Title" table:expression="of:=&quot;original_table&quot;" table:base-cell-address="$'original_table'.$A$1"/>
          <table:named-expression table:name="Print_Area" table:expression="of:=#REF!" table:base-cell-address="$'original_table'.$A$1"/>
        </table:named-expressions>
        <gnm:selections gnm:cursor-col="9" gnm:cursor-row="1">
          <gnm:selection gnm:start-col="9" gnm:start-row="1" gnm:end-col="9" gnm:end-row="1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riginal_tabl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12-29T01:55:28Z</dc:date>
    <meta:creation-date>2022-10-27T08:15:17Z</meta:creation-date>
    <meta:generator>gnumeric/1.12.46</meta:generator>
  </office:meta>
</office:document-meta>
</file>